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7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49in" svg:x="5.2673in" svg:y="3.4197in">
            <draw:object draw:notify-on-update-of-ranges="Sheet1.D2:Sheet1.D65 Sheet1.E2:Sheet1.E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ut X</text:p>
          </table:table-cell>
          <table:table-cell office:value-type="string" calcext:value-type="string">
            <text:p>Vout Y</text:p>
          </table:table-cell>
          <table:table-cell table:number-columns-repeated="3"/>
        </table:table-row>
        <table:table-row table:style-name="ro1">
          <table:table-cell office:value-type="float" office:value="0.000000038" calcext:value-type="float">
            <text:p>0.000000038</text:p>
          </table:table-cell>
          <table:table-cell office:value-type="float" office:value="131.706690876149" calcext:value-type="float">
            <text:p>131.70669087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]*1" office:value-type="float" office:value="131.706690876149" calcext:value-type="float">
            <text:p>131.7066908761</text:p>
          </table:table-cell>
        </table:table-row>
        <table:table-row table:style-name="ro1">
          <table:table-cell office:value-type="float" office:value="0.000000078" calcext:value-type="float">
            <text:p>0.000000078</text:p>
          </table:table-cell>
          <table:table-cell office:value-type="float" office:value="128.71733025245" calcext:value-type="float">
            <text:p>128.71733025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*1" office:value-type="float" office:value="128.71733025245" calcext:value-type="float">
            <text:p>128.7173302525</text:p>
          </table:table-cell>
        </table:table-row>
        <table:table-row table:style-name="ro1">
          <table:table-cell office:value-type="float" office:value="0.000000118" calcext:value-type="float">
            <text:p>0.000000118</text:p>
          </table:table-cell>
          <table:table-cell office:value-type="float" office:value="126.498209178532" calcext:value-type="float">
            <text:p>126.498209178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*1" office:value-type="float" office:value="126.498209178532" calcext:value-type="float">
            <text:p>126.4982091785</text:p>
          </table:table-cell>
        </table:table-row>
        <table:table-row table:style-name="ro1">
          <table:table-cell office:value-type="float" office:value="0.000000158" calcext:value-type="float">
            <text:p>0.000000158</text:p>
          </table:table-cell>
          <table:table-cell office:value-type="float" office:value="124.33245220725" calcext:value-type="float">
            <text:p>124.332452207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*1" office:value-type="float" office:value="124.33245220725" calcext:value-type="float">
            <text:p>124.3324522073</text:p>
          </table:table-cell>
        </table:table-row>
        <table:table-row table:style-name="ro1">
          <table:table-cell office:value-type="float" office:value="0.000000198" calcext:value-type="float">
            <text:p>0.000000198</text:p>
          </table:table-cell>
          <table:table-cell office:value-type="float" office:value="122.407943341621" calcext:value-type="float">
            <text:p>122.40794334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*1" office:value-type="float" office:value="122.407943341621" calcext:value-type="float">
            <text:p>122.4079433416</text:p>
          </table:table-cell>
        </table:table-row>
        <table:table-row table:style-name="ro1">
          <table:table-cell office:value-type="float" office:value="0.000000238" calcext:value-type="float">
            <text:p>0.000000238</text:p>
          </table:table-cell>
          <table:table-cell office:value-type="float" office:value="120.327958231886" calcext:value-type="float">
            <text:p>120.327958231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*1" office:value-type="float" office:value="120.327958231886" calcext:value-type="float">
            <text:p>120.3279582319</text:p>
          </table:table-cell>
        </table:table-row>
        <table:table-row table:style-name="ro1">
          <table:table-cell office:value-type="float" office:value="0.000000278" calcext:value-type="float">
            <text:p>0.000000278</text:p>
          </table:table-cell>
          <table:table-cell office:value-type="float" office:value="118.340233400203" calcext:value-type="float">
            <text:p>118.340233400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*1" office:value-type="float" office:value="118.340233400203" calcext:value-type="float">
            <text:p>118.3402334002</text:p>
          </table:table-cell>
        </table:table-row>
        <table:table-row table:style-name="ro1">
          <table:table-cell office:value-type="float" office:value="0.000000318" calcext:value-type="float">
            <text:p>0.000000318</text:p>
          </table:table-cell>
          <table:table-cell office:value-type="float" office:value="116.3857140489" calcext:value-type="float">
            <text:p>116.38571404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*1" office:value-type="float" office:value="116.3857140489" calcext:value-type="float">
            <text:p>116.3857140489</text:p>
          </table:table-cell>
        </table:table-row>
        <table:table-row table:style-name="ro1">
          <table:table-cell office:value-type="float" office:value="0.000000358" calcext:value-type="float">
            <text:p>0.000000358</text:p>
          </table:table-cell>
          <table:table-cell office:value-type="float" office:value="115.447263989457" calcext:value-type="float">
            <text:p>115.447263989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*1" office:value-type="float" office:value="115.447263989457" calcext:value-type="float">
            <text:p>115.4472639895</text:p>
          </table:table-cell>
        </table:table-row>
        <table:table-row table:style-name="ro1">
          <table:table-cell office:value-type="float" office:value="0.000000398" calcext:value-type="float">
            <text:p>0.000000398</text:p>
          </table:table-cell>
          <table:table-cell office:value-type="float" office:value="113.465471930635" calcext:value-type="float">
            <text:p>113.465471930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*1" office:value-type="float" office:value="113.465471930635" calcext:value-type="float">
            <text:p>113.4654719306</text:p>
          </table:table-cell>
        </table:table-row>
        <table:table-row table:style-name="ro1">
          <table:table-cell office:value-type="float" office:value="0.000000438" calcext:value-type="float">
            <text:p>0.000000438</text:p>
          </table:table-cell>
          <table:table-cell office:value-type="float" office:value="111.829643113899" calcext:value-type="float">
            <text:p>111.829643113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*1" office:value-type="float" office:value="111.829643113899" calcext:value-type="float">
            <text:p>111.8296431139</text:p>
          </table:table-cell>
        </table:table-row>
        <table:table-row table:style-name="ro1">
          <table:table-cell office:value-type="float" office:value="0.000000478" calcext:value-type="float">
            <text:p>0.000000478</text:p>
          </table:table-cell>
          <table:table-cell office:value-type="float" office:value="110.123209928819" calcext:value-type="float">
            <text:p>110.123209928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*1" office:value-type="float" office:value="110.123209928819" calcext:value-type="float">
            <text:p>110.1232099288</text:p>
          </table:table-cell>
        </table:table-row>
        <table:table-row table:style-name="ro1">
          <table:table-cell office:value-type="float" office:value="0.000000518" calcext:value-type="float">
            <text:p>0.000000518</text:p>
          </table:table-cell>
          <table:table-cell office:value-type="float" office:value="108.652476510687" calcext:value-type="float">
            <text:p>108.652476510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*1" office:value-type="float" office:value="108.652476510687" calcext:value-type="float">
            <text:p>108.6524765107</text:p>
          </table:table-cell>
        </table:table-row>
        <table:table-row table:style-name="ro1">
          <table:table-cell office:value-type="float" office:value="0.000000558" calcext:value-type="float">
            <text:p>0.000000558</text:p>
          </table:table-cell>
          <table:table-cell office:value-type="float" office:value="106.743933254482" calcext:value-type="float">
            <text:p>106.743933254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5]*1" office:value-type="float" office:value="106.743933254482" calcext:value-type="float">
            <text:p>106.7439332545</text:p>
          </table:table-cell>
        </table:table-row>
        <table:table-row table:style-name="ro1">
          <table:table-cell office:value-type="float" office:value="0.000000598" calcext:value-type="float">
            <text:p>0.000000598</text:p>
          </table:table-cell>
          <table:table-cell office:value-type="float" office:value="105.169645661001" calcext:value-type="float">
            <text:p>105.16964566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6]*1" office:value-type="float" office:value="105.169645661001" calcext:value-type="float">
            <text:p>105.169645661</text:p>
          </table:table-cell>
        </table:table-row>
        <table:table-row table:style-name="ro1">
          <table:table-cell office:value-type="float" office:value="0.000000638" calcext:value-type="float">
            <text:p>0.000000638</text:p>
          </table:table-cell>
          <table:table-cell office:value-type="float" office:value="103.613381206326" calcext:value-type="float">
            <text:p>103.613381206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7]*1" office:value-type="float" office:value="103.613381206326" calcext:value-type="float">
            <text:p>103.6133812063</text:p>
          </table:table-cell>
        </table:table-row>
        <table:table-row table:style-name="ro1">
          <table:table-cell office:value-type="float" office:value="0.000000678" calcext:value-type="float">
            <text:p>0.000000678</text:p>
          </table:table-cell>
          <table:table-cell office:value-type="float" office:value="105.162981950936" calcext:value-type="float">
            <text:p>105.162981950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8]*1" office:value-type="float" office:value="105.162981950936" calcext:value-type="float">
            <text:p>105.1629819509</text:p>
          </table:table-cell>
        </table:table-row>
        <table:table-row table:style-name="ro1">
          <table:table-cell office:value-type="float" office:value="0.000000718" calcext:value-type="float">
            <text:p>0.000000718</text:p>
          </table:table-cell>
          <table:table-cell office:value-type="float" office:value="103.654335507378" calcext:value-type="float">
            <text:p>103.654335507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19]*1" office:value-type="float" office:value="103.654335507378" calcext:value-type="float">
            <text:p>103.6543355074</text:p>
          </table:table-cell>
        </table:table-row>
        <table:table-row table:style-name="ro1">
          <table:table-cell office:value-type="float" office:value="0.000000758" calcext:value-type="float">
            <text:p>0.000000758</text:p>
          </table:table-cell>
          <table:table-cell office:value-type="float" office:value="102.222082848299" calcext:value-type="float">
            <text:p>102.222082848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0]*1" office:value-type="float" office:value="102.222082848299" calcext:value-type="float">
            <text:p>102.2220828483</text:p>
          </table:table-cell>
        </table:table-row>
        <table:table-row table:style-name="ro1">
          <table:table-cell office:value-type="float" office:value="0.000000798" calcext:value-type="float">
            <text:p>0.000000798</text:p>
          </table:table-cell>
          <table:table-cell office:value-type="float" office:value="100.358206649295" calcext:value-type="float">
            <text:p>100.358206649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21]*1" office:value-type="float" office:value="100.358206649295" calcext:value-type="float">
            <text:p>100.3582066493</text:p>
          </table:table-cell>
        </table:table-row>
        <table:table-row table:style-name="ro1">
          <table:table-cell office:value-type="float" office:value="0.000000838" calcext:value-type="float">
            <text:p>0.000000838</text:p>
          </table:table-cell>
          <table:table-cell office:value-type="float" office:value="99.5824294559398" calcext:value-type="float">
            <text:p>99.582429455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22]*1" office:value-type="float" office:value="99.5824294559398" calcext:value-type="float">
            <text:p>99.5824294559</text:p>
          </table:table-cell>
        </table:table-row>
        <table:table-row table:style-name="ro1">
          <table:table-cell office:value-type="float" office:value="0.000000878" calcext:value-type="float">
            <text:p>0.000000878</text:p>
          </table:table-cell>
          <table:table-cell office:value-type="float" office:value="98.2507444086964" calcext:value-type="float">
            <text:p>98.250744408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23]*1" office:value-type="float" office:value="98.2507444086964" calcext:value-type="float">
            <text:p>98.2507444087</text:p>
          </table:table-cell>
        </table:table-row>
        <table:table-row table:style-name="ro1">
          <table:table-cell office:value-type="float" office:value="0.000000918" calcext:value-type="float">
            <text:p>0.000000918</text:p>
          </table:table-cell>
          <table:table-cell office:value-type="float" office:value="96.4568232842923" calcext:value-type="float">
            <text:p>96.456823284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4]*1" office:value-type="float" office:value="96.4568232842923" calcext:value-type="float">
            <text:p>96.4568232843</text:p>
          </table:table-cell>
        </table:table-row>
        <table:table-row table:style-name="ro1">
          <table:table-cell office:value-type="float" office:value="0.000000958" calcext:value-type="float">
            <text:p>0.000000958</text:p>
          </table:table-cell>
          <table:table-cell office:value-type="float" office:value="95.1680259078453" calcext:value-type="float">
            <text:p>95.168025907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25]*1" office:value-type="float" office:value="95.1680259078453" calcext:value-type="float">
            <text:p>95.1680259078</text:p>
          </table:table-cell>
        </table:table-row>
        <table:table-row table:style-name="ro1">
          <table:table-cell office:value-type="float" office:value="0.000000998" calcext:value-type="float">
            <text:p>0.000000998</text:p>
          </table:table-cell>
          <table:table-cell office:value-type="float" office:value="95.0360478711438" calcext:value-type="float">
            <text:p>95.03604787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26]*1" office:value-type="float" office:value="95.0360478711438" calcext:value-type="float">
            <text:p>95.0360478711</text:p>
          </table:table-cell>
        </table:table-row>
        <table:table-row table:style-name="ro1">
          <table:table-cell office:value-type="float" office:value="0.000001038" calcext:value-type="float">
            <text:p>0.000001038</text:p>
          </table:table-cell>
          <table:table-cell office:value-type="float" office:value="93.6996336266358" calcext:value-type="float">
            <text:p>93.699633626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27]*1" office:value-type="float" office:value="93.6996336266358" calcext:value-type="float">
            <text:p>93.6996336266</text:p>
          </table:table-cell>
        </table:table-row>
        <table:table-row table:style-name="ro1">
          <table:table-cell office:value-type="float" office:value="0.000001078" calcext:value-type="float">
            <text:p>0.000001078</text:p>
          </table:table-cell>
          <table:table-cell office:value-type="float" office:value="92.0947404165303" calcext:value-type="float">
            <text:p>92.094740416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28]*1" office:value-type="float" office:value="92.0947404165303" calcext:value-type="float">
            <text:p>92.0947404165</text:p>
          </table:table-cell>
        </table:table-row>
        <table:table-row table:style-name="ro1">
          <table:table-cell office:value-type="float" office:value="0.000001118" calcext:value-type="float">
            <text:p>0.000001118</text:p>
          </table:table-cell>
          <table:table-cell office:value-type="float" office:value="91.54063309458" calcext:value-type="float">
            <text:p>91.540633094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29]*1" office:value-type="float" office:value="91.54063309458" calcext:value-type="float">
            <text:p>91.5406330946</text:p>
          </table:table-cell>
        </table:table-row>
        <table:table-row table:style-name="ro1">
          <table:table-cell office:value-type="float" office:value="0.000001158" calcext:value-type="float">
            <text:p>0.000001158</text:p>
          </table:table-cell>
          <table:table-cell office:value-type="float" office:value="89.8974099437483" calcext:value-type="float">
            <text:p>89.897409943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30]*1" office:value-type="float" office:value="89.8974099437483" calcext:value-type="float">
            <text:p>89.8974099437</text:p>
          </table:table-cell>
        </table:table-row>
        <table:table-row table:style-name="ro1">
          <table:table-cell office:value-type="float" office:value="0.000001198" calcext:value-type="float">
            <text:p>0.000001198</text:p>
          </table:table-cell>
          <table:table-cell office:value-type="float" office:value="88.7763959224711" calcext:value-type="float">
            <text:p>88.776395922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31]*1" office:value-type="float" office:value="88.7763959224711" calcext:value-type="float">
            <text:p>88.7763959225</text:p>
          </table:table-cell>
        </table:table-row>
        <table:table-row table:style-name="ro1">
          <table:table-cell office:value-type="float" office:value="0.000001238" calcext:value-type="float">
            <text:p>0.000001238</text:p>
          </table:table-cell>
          <table:table-cell office:value-type="float" office:value="87.7011346487826" calcext:value-type="float">
            <text:p>87.701134648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32]*1" office:value-type="float" office:value="87.7011346487826" calcext:value-type="float">
            <text:p>87.7011346488</text:p>
          </table:table-cell>
        </table:table-row>
        <table:table-row table:style-name="ro1">
          <table:table-cell office:value-type="float" office:value="0.000001278" calcext:value-type="float">
            <text:p>0.000001278</text:p>
          </table:table-cell>
          <table:table-cell office:value-type="float" office:value="86.6320589063687" calcext:value-type="float">
            <text:p>86.632058906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33]*1" office:value-type="float" office:value="86.6320589063687" calcext:value-type="float">
            <text:p>86.6320589064</text:p>
          </table:table-cell>
        </table:table-row>
        <table:table-row table:style-name="ro1">
          <table:table-cell office:value-type="float" office:value="0.000001318" calcext:value-type="float">
            <text:p>0.000001318</text:p>
          </table:table-cell>
          <table:table-cell office:value-type="float" office:value="92.5981521769963" calcext:value-type="float">
            <text:p>92.59815217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34]*1" office:value-type="float" office:value="92.5981521769963" calcext:value-type="float">
            <text:p>92.598152177</text:p>
          </table:table-cell>
        </table:table-row>
        <table:table-row table:style-name="ro1">
          <table:table-cell office:value-type="float" office:value="0.000001358" calcext:value-type="float">
            <text:p>0.000001358</text:p>
          </table:table-cell>
          <table:table-cell office:value-type="float" office:value="91.4335247548738" calcext:value-type="float">
            <text:p>91.4335247549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35]*1" office:value-type="float" office:value="91.4335247548738" calcext:value-type="float">
            <text:p>91.4335247549</text:p>
          </table:table-cell>
        </table:table-row>
        <table:table-row table:style-name="ro1">
          <table:table-cell office:value-type="float" office:value="0.000001398" calcext:value-type="float">
            <text:p>0.000001398</text:p>
          </table:table-cell>
          <table:table-cell office:value-type="float" office:value="90.3067078792778" calcext:value-type="float">
            <text:p>90.306707879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6]*1" office:value-type="float" office:value="90.3067078792778" calcext:value-type="float">
            <text:p>90.3067078793</text:p>
          </table:table-cell>
        </table:table-row>
        <table:table-row table:style-name="ro1">
          <table:table-cell office:value-type="float" office:value="0.000001438" calcext:value-type="float">
            <text:p>0.000001438</text:p>
          </table:table-cell>
          <table:table-cell office:value-type="float" office:value="89.8364394540453" calcext:value-type="float">
            <text:p>89.83643945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37]*1" office:value-type="float" office:value="89.8364394540453" calcext:value-type="float">
            <text:p>89.836439454</text:p>
          </table:table-cell>
        </table:table-row>
        <table:table-row table:style-name="ro1">
          <table:table-cell office:value-type="float" office:value="0.000001478" calcext:value-type="float">
            <text:p>0.000001478</text:p>
          </table:table-cell>
          <table:table-cell office:value-type="float" office:value="88.877809232168" calcext:value-type="float">
            <text:p>88.87780923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38]*1" office:value-type="float" office:value="88.877809232168" calcext:value-type="float">
            <text:p>88.8778092322</text:p>
          </table:table-cell>
        </table:table-row>
        <table:table-row table:style-name="ro1">
          <table:table-cell office:value-type="float" office:value="0.000001518" calcext:value-type="float">
            <text:p>0.000001518</text:p>
          </table:table-cell>
          <table:table-cell office:value-type="float" office:value="87.8118801014302" calcext:value-type="float">
            <text:p>87.811880101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39]*1" office:value-type="float" office:value="87.8118801014302" calcext:value-type="float">
            <text:p>87.8118801014</text:p>
          </table:table-cell>
        </table:table-row>
        <table:table-row table:style-name="ro1">
          <table:table-cell office:value-type="float" office:value="0.000001558" calcext:value-type="float">
            <text:p>0.000001558</text:p>
          </table:table-cell>
          <table:table-cell office:value-type="float" office:value="86.8071391964767" calcext:value-type="float">
            <text:p>86.807139196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40]*1" office:value-type="float" office:value="86.8071391964767" calcext:value-type="float">
            <text:p>86.8071391965</text:p>
          </table:table-cell>
        </table:table-row>
        <table:table-row table:style-name="ro1">
          <table:table-cell office:value-type="float" office:value="0.000001598" calcext:value-type="float">
            <text:p>0.000001598</text:p>
          </table:table-cell>
          <table:table-cell office:value-type="float" office:value="85.0882833084187" calcext:value-type="float">
            <text:p>85.088283308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1]*1" office:value-type="float" office:value="85.0882833084187" calcext:value-type="float">
            <text:p>85.0882833084</text:p>
          </table:table-cell>
        </table:table-row>
        <table:table-row table:style-name="ro1">
          <table:table-cell office:value-type="float" office:value="0.000001638" calcext:value-type="float">
            <text:p>0.000001638</text:p>
          </table:table-cell>
          <table:table-cell office:value-type="float" office:value="85.2928708996264" calcext:value-type="float">
            <text:p>85.292870899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42]*1" office:value-type="float" office:value="85.2928708996264" calcext:value-type="float">
            <text:p>85.2928708996</text:p>
          </table:table-cell>
        </table:table-row>
        <table:table-row table:style-name="ro1">
          <table:table-cell office:value-type="float" office:value="0.000001678" calcext:value-type="float">
            <text:p>0.000001678</text:p>
          </table:table-cell>
          <table:table-cell office:value-type="float" office:value="83.5744464293748" calcext:value-type="float">
            <text:p>83.574446429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43]*1" office:value-type="float" office:value="83.5744464293748" calcext:value-type="float">
            <text:p>83.5744464294</text:p>
          </table:table-cell>
        </table:table-row>
        <table:table-row table:style-name="ro1">
          <table:table-cell office:value-type="float" office:value="0.000001718" calcext:value-type="float">
            <text:p>0.000001718</text:p>
          </table:table-cell>
          <table:table-cell office:value-type="float" office:value="82.6272620464657" calcext:value-type="float">
            <text:p>82.627262046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44]*1" office:value-type="float" office:value="82.6272620464657" calcext:value-type="float">
            <text:p>82.6272620465</text:p>
          </table:table-cell>
        </table:table-row>
        <table:table-row table:style-name="ro1">
          <table:table-cell office:value-type="float" office:value="0.000001758" calcext:value-type="float">
            <text:p>0.000001758</text:p>
          </table:table-cell>
          <table:table-cell office:value-type="float" office:value="81.683854318857" calcext:value-type="float">
            <text:p>81.683854318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45]*1" office:value-type="float" office:value="81.683854318857" calcext:value-type="float">
            <text:p>81.6838543189</text:p>
          </table:table-cell>
        </table:table-row>
        <table:table-row table:style-name="ro1">
          <table:table-cell office:value-type="float" office:value="0.000001798" calcext:value-type="float">
            <text:p>0.000001798</text:p>
          </table:table-cell>
          <table:table-cell office:value-type="float" office:value="80.865014991022" calcext:value-type="float">
            <text:p>80.86501499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46]*1" office:value-type="float" office:value="80.865014991022" calcext:value-type="float">
            <text:p>80.865014991</text:p>
          </table:table-cell>
        </table:table-row>
        <table:table-row table:style-name="ro1">
          <table:table-cell office:value-type="float" office:value="0.000001838" calcext:value-type="float">
            <text:p>0.000001838</text:p>
          </table:table-cell>
          <table:table-cell office:value-type="float" office:value="79.9608755673009" calcext:value-type="float">
            <text:p>79.960875567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47]*1" office:value-type="float" office:value="79.9608755673009" calcext:value-type="float">
            <text:p>79.9608755673</text:p>
          </table:table-cell>
        </table:table-row>
        <table:table-row table:style-name="ro1">
          <table:table-cell office:value-type="float" office:value="0.000001878" calcext:value-type="float">
            <text:p>0.000001878</text:p>
          </table:table-cell>
          <table:table-cell office:value-type="float" office:value="79.0914164448864" calcext:value-type="float">
            <text:p>79.091416444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48]*1" office:value-type="float" office:value="79.0914164448864" calcext:value-type="float">
            <text:p>79.0914164449</text:p>
          </table:table-cell>
        </table:table-row>
        <table:table-row table:style-name="ro1">
          <table:table-cell office:value-type="float" office:value="0.000001918" calcext:value-type="float">
            <text:p>0.000001918</text:p>
          </table:table-cell>
          <table:table-cell office:value-type="float" office:value="78.2247696634258" calcext:value-type="float">
            <text:p>78.224769663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49]*1" office:value-type="float" office:value="78.2247696634258" calcext:value-type="float">
            <text:p>78.2247696634</text:p>
          </table:table-cell>
        </table:table-row>
        <table:table-row table:style-name="ro1">
          <table:table-cell office:value-type="float" office:value="0.000001958" calcext:value-type="float">
            <text:p>0.000001958</text:p>
          </table:table-cell>
          <table:table-cell office:value-type="float" office:value="78.9485800148585" calcext:value-type="float">
            <text:p>78.948580014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50]*1" office:value-type="float" office:value="78.9485800148585" calcext:value-type="float">
            <text:p>78.9485800149</text:p>
          </table:table-cell>
        </table:table-row>
        <table:table-row table:style-name="ro1">
          <table:table-cell office:value-type="float" office:value="0.000001998" calcext:value-type="float">
            <text:p>0.000001998</text:p>
          </table:table-cell>
          <table:table-cell office:value-type="float" office:value="78.0922839267961" calcext:value-type="float">
            <text:p>78.092283926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51]*1" office:value-type="float" office:value="78.0922839267961" calcext:value-type="float">
            <text:p>78.0922839268</text:p>
          </table:table-cell>
        </table:table-row>
        <table:table-row table:style-name="ro1">
          <table:table-cell office:value-type="float" office:value="0.000002038" calcext:value-type="float">
            <text:p>0.000002038</text:p>
          </table:table-cell>
          <table:table-cell office:value-type="float" office:value="77.2655814353908" calcext:value-type="float">
            <text:p>77.265581435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52]*1" office:value-type="float" office:value="77.2655814353908" calcext:value-type="float">
            <text:p>77.2655814354</text:p>
          </table:table-cell>
        </table:table-row>
        <table:table-row table:style-name="ro1">
          <table:table-cell office:value-type="float" office:value="0.000002078" calcext:value-type="float">
            <text:p>0.000002078</text:p>
          </table:table-cell>
          <table:table-cell office:value-type="float" office:value="76.4403434595191" calcext:value-type="float">
            <text:p>76.4403434595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B53]*1" office:value-type="float" office:value="76.4403434595191" calcext:value-type="float">
            <text:p>76.4403434595</text:p>
          </table:table-cell>
        </table:table-row>
        <table:table-row table:style-name="ro1">
          <table:table-cell office:value-type="float" office:value="0.000002118" calcext:value-type="float">
            <text:p>0.000002118</text:p>
          </table:table-cell>
          <table:table-cell office:value-type="float" office:value="75.7244956155654" calcext:value-type="float">
            <text:p>75.724495615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B54]*1" office:value-type="float" office:value="75.7244956155654" calcext:value-type="float">
            <text:p>75.7244956156</text:p>
          </table:table-cell>
        </table:table-row>
        <table:table-row table:style-name="ro1">
          <table:table-cell office:value-type="float" office:value="0.000002158" calcext:value-type="float">
            <text:p>0.000002158</text:p>
          </table:table-cell>
          <table:table-cell office:value-type="float" office:value="74.9313610712175" calcext:value-type="float">
            <text:p>74.931361071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B55]*1" office:value-type="float" office:value="74.9313610712175" calcext:value-type="float">
            <text:p>74.9313610712</text:p>
          </table:table-cell>
        </table:table-row>
        <table:table-row table:style-name="ro1">
          <table:table-cell office:value-type="float" office:value="0.000002198" calcext:value-type="float">
            <text:p>0.000002198</text:p>
          </table:table-cell>
          <table:table-cell office:value-type="float" office:value="74.1677379254766" calcext:value-type="float">
            <text:p>74.167737925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B56]*1" office:value-type="float" office:value="74.1677379254766" calcext:value-type="float">
            <text:p>74.1677379255</text:p>
          </table:table-cell>
        </table:table-row>
        <table:table-row table:style-name="ro1">
          <table:table-cell office:value-type="float" office:value="0.000002238" calcext:value-type="float">
            <text:p>0.000002238</text:p>
          </table:table-cell>
          <table:table-cell office:value-type="float" office:value="73.4052937780245" calcext:value-type="float">
            <text:p>73.40529377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B57]*1" office:value-type="float" office:value="73.4052937780245" calcext:value-type="float">
            <text:p>73.405293778</text:p>
          </table:table-cell>
        </table:table-row>
        <table:table-row table:style-name="ro1">
          <table:table-cell office:value-type="float" office:value="0.000002278" calcext:value-type="float">
            <text:p>0.000002278</text:p>
          </table:table-cell>
          <table:table-cell office:value-type="float" office:value="73.0215902255433" calcext:value-type="float">
            <text:p>73.021590225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B58]*1" office:value-type="float" office:value="73.0215902255433" calcext:value-type="float">
            <text:p>73.0215902255</text:p>
          </table:table-cell>
        </table:table-row>
        <table:table-row table:style-name="ro1">
          <table:table-cell office:value-type="float" office:value="0.000002318" calcext:value-type="float">
            <text:p>0.000002318</text:p>
          </table:table-cell>
          <table:table-cell office:value-type="float" office:value="72.2835877256826" calcext:value-type="float">
            <text:p>72.283587725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B59]*1" office:value-type="float" office:value="72.2835877256826" calcext:value-type="float">
            <text:p>72.2835877257</text:p>
          </table:table-cell>
        </table:table-row>
        <table:table-row table:style-name="ro1">
          <table:table-cell office:value-type="float" office:value="0.000002358" calcext:value-type="float">
            <text:p>0.000002358</text:p>
          </table:table-cell>
          <table:table-cell office:value-type="float" office:value="71.5721011258588" calcext:value-type="float">
            <text:p>71.572101125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60]*1" office:value-type="float" office:value="71.5721011258588" calcext:value-type="float">
            <text:p>71.5721011259</text:p>
          </table:table-cell>
        </table:table-row>
        <table:table-row table:style-name="ro1">
          <table:table-cell office:value-type="float" office:value="0.000002398" calcext:value-type="float">
            <text:p>0.000002398</text:p>
          </table:table-cell>
          <table:table-cell office:value-type="float" office:value="70.8642411560465" calcext:value-type="float">
            <text:p>70.86424115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B61]*1" office:value-type="float" office:value="70.8642411560465" calcext:value-type="float">
            <text:p>70.864241156</text:p>
          </table:table-cell>
        </table:table-row>
        <table:table-row table:style-name="ro1">
          <table:table-cell office:value-type="float" office:value="0.000002438" calcext:value-type="float">
            <text:p>0.000002438</text:p>
          </table:table-cell>
          <table:table-cell office:value-type="float" office:value="70.2343926637687" calcext:value-type="float">
            <text:p>70.234392663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62]*1" office:value-type="float" office:value="70.2343926637687" calcext:value-type="float">
            <text:p>70.2343926638</text:p>
          </table:table-cell>
        </table:table-row>
        <table:table-row table:style-name="ro1">
          <table:table-cell office:value-type="float" office:value="0.000002478" calcext:value-type="float">
            <text:p>0.000002478</text:p>
          </table:table-cell>
          <table:table-cell office:value-type="float" office:value="70.4639822218045" calcext:value-type="float">
            <text:p>70.463982221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B63]*1" office:value-type="float" office:value="70.4639822218045" calcext:value-type="float">
            <text:p>70.4639822218</text:p>
          </table:table-cell>
        </table:table-row>
        <table:table-row table:style-name="ro1">
          <table:table-cell office:value-type="float" office:value="0.000002518" calcext:value-type="float">
            <text:p>0.000002518</text:p>
          </table:table-cell>
          <table:table-cell office:value-type="float" office:value="68.9065171511312" calcext:value-type="float">
            <text:p>68.906517151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B64]*1" office:value-type="float" office:value="68.9065171511312" calcext:value-type="float">
            <text:p>68.9065171511</text:p>
          </table:table-cell>
        </table:table-row>
        <table:table-row table:style-name="ro1">
          <table:table-cell office:value-type="float" office:value="0.000002558" calcext:value-type="float">
            <text:p>0.000002558</text:p>
          </table:table-cell>
          <table:table-cell office:value-type="float" office:value="68.2465232980128" calcext:value-type="float">
            <text:p>68.24652329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B65]*1" office:value-type="float" office:value="68.2465232980128" calcext:value-type="float">
            <text:p>68.246523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21:48:24.14284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21:50:25.323891739</dc:date>
    <dc:creator>Carsten Bruns</dc:creator>
    <meta:generator>LibreOffice/4.2.8.2$Linux_X86_64 LibreOffice_project/420$Build-2</meta:generator>
    <meta:editing-duration>P0D</meta:editing-duration>
    <meta:editing-cycles>3</meta:editing-cycles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3.899cm" svg:y="0.316cm" chart:style-name="ch2">
          <text:p>Receiver input impedance tuning range</text:p>
        </chart:title>
        <chart:plot-area chart:style-name="ch3" table:cell-range-address="Sheet1.D2:Sheet1.E65" svg:x="1.331cm" svg:y="1.275cm" svg:width="14.357cm" svg:height="6.569cm">
          <chartooo:coordinate-region svg:x="2.191cm" svg:y="1.474cm" svg:width="13.497cm" svg:height="5.723cm"/>
          <chart:axis chart:dimension="x" chart:name="primary-x" chart:style-name="ch4">
            <chart:title svg:x="8.095cm" svg:y="8.024cm" chart:style-name="ch5">
              <text:p>code</text:p>
            </chart:title>
          </chart:axis>
          <chart:axis chart:dimension="y" chart:name="primary-y" chart:style-name="ch6">
            <chart:title svg:x="0.451cm" svg:y="5.926cm" chart:style-name="ch7">
              <text:p>Impedance [Ohm]</text:p>
            </chart:title>
            <chart:grid chart:style-name="ch8" chart:class="major"/>
          </chart:axis>
          <chart:series chart:style-name="ch9" chart:values-cell-range-address="Sheet1.E2:Sheet1.E65" chart:class="chart:scatter">
            <chart:domain table:cell-range-address="Sheet1.D2:Sheet1.D65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65</svg:desc>
                </draw:g>
              </table:table-cell>
              <table:table-cell office:value-type="float" office:value="131.706690876149">
                <text:p>131.706690876149</text:p>
                <draw:g>
                  <svg:desc>Sheet1.E2:Sheet1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8.71733025245">
                <text:p>128.71733025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6.498209178532">
                <text:p>126.498209178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4.33245220725">
                <text:p>124.3324522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2.407943341621">
                <text:p>122.407943341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0.327958231886">
                <text:p>120.327958231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8.340233400203">
                <text:p>118.340233400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6.3857140489">
                <text:p>116.3857140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5.447263989457">
                <text:p>115.447263989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3.465471930635">
                <text:p>113.46547193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1.829643113899">
                <text:p>111.829643113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0.123209928819">
                <text:p>110.123209928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8.652476510687">
                <text:p>108.652476510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6.743933254482">
                <text:p>106.743933254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5.169645661001">
                <text:p>105.169645661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3.613381206326">
                <text:p>103.61338120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5.162981950936">
                <text:p>105.162981950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3.654335507378">
                <text:p>103.654335507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2.222082848299">
                <text:p>102.222082848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.358206649295">
                <text:p>100.358206649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.5824294559398">
                <text:p>99.5824294559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8.2507444086964">
                <text:p>98.2507444086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6.4568232842923">
                <text:p>96.4568232842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5.1680259078453">
                <text:p>95.1680259078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5.0360478711438">
                <text:p>95.0360478711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3.6996336266358">
                <text:p>93.6996336266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2.0947404165303">
                <text:p>92.0947404165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.54063309458">
                <text:p>91.54063309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9.8974099437483">
                <text:p>89.8974099437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8.7763959224711">
                <text:p>88.7763959224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.7011346487826">
                <text:p>87.701134648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.6320589063687">
                <text:p>86.6320589063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2.5981521769963">
                <text:p>92.5981521769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1.4335247548738">
                <text:p>91.4335247548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0.3067078792778">
                <text:p>90.3067078792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9.8364394540453">
                <text:p>89.8364394540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8.877809232168">
                <text:p>88.877809232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7.8118801014302">
                <text:p>87.8118801014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6.8071391964767">
                <text:p>86.8071391964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5.0882833084187">
                <text:p>85.0882833084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5.2928708996264">
                <text:p>85.2928708996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3.5744464293748">
                <text:p>83.5744464293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2.6272620464657">
                <text:p>82.6272620464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683854318857">
                <text:p>81.683854318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0.865014991022">
                <text:p>80.865014991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9.9608755673009">
                <text:p>79.9608755673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9.0914164448864">
                <text:p>79.0914164448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8.2247696634258">
                <text:p>78.2247696634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8.9485800148585">
                <text:p>78.9485800148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8.0922839267961">
                <text:p>78.0922839267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7.2655814353908">
                <text:p>77.2655814353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6.4403434595191">
                <text:p>76.4403434595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5.7244956155654">
                <text:p>75.7244956155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4.9313610712175">
                <text:p>74.9313610712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4.1677379254766">
                <text:p>74.1677379254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3.4052937780245">
                <text:p>73.405293778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3.0215902255433">
                <text:p>73.0215902255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2.2835877256826">
                <text:p>72.2835877256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1.5721011258588">
                <text:p>71.5721011258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0.8642411560465">
                <text:p>70.86424115604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0.2343926637687">
                <text:p>70.2343926637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.4639822218045">
                <text:p>70.46398222180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8.9065171511312">
                <text:p>68.9065171511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8.2465232980128">
                <text:p>68.2465232980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